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fensa de la programació didàctica</text:p>
      <text:p text:style-name="Standard"/>
      <text:p text:style-name="Standard"/>
      <text:p text:style-name="Standard">Coses a tenir en compte en l'exposició del nucli d'activitat:</text:p>
      <text:p text:style-name="Standard"/>
      <text:list text:style-name="L1">
        <text:list-item>
          <text:p text:style-name="P1">Contextualitzar:</text:p>
          <text:list>
            <text:list-item>
              <text:p text:style-name="P1">Explicar en quin moment del crèdit es troben els alumnes i dins de la unitat didàctica.</text:p>
            </text:list-item>
            <text:list-item>
              <text:p text:style-name="P1">Organitzadors i coneixements previs necessaris.</text:p>
            </text:list-item>
            <text:list-item>
              <text:p text:style-name="P1">Que s'ha explicat previàment. </text:p>
            </text:list-item>
            <text:list-item>
              <text:p text:style-name="P1">Quina utilitat tindrà el nucli posteriormen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DejaVu Sans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sergi</meta:initial-creator>
    <meta:creation-date>2006-06-07T10:39:33</meta:creation-date>
    <dc:creator>sergi</dc:creator>
    <dc:date>2006-06-07T14:44:15</dc:date>
    <dc:language>ca-ES</dc:language>
    <meta:editing-cycles>4</meta:editing-cycles>
    <meta:editing-duration>PT4H4M4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47" meta:character-count="320"/>
  </office:meta>
</office:document-meta>
</file>